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000000" loext:opacity="100%" officeooo:paragraph-rsid="001b6a8f"/>
    </style:style>
    <style:style style:name="T1" style:family="text">
      <style:text-properties fo:font-variant="normal" fo:text-transform="none" fo:color="#dcddde" loext:opacity="100%" style:font-name="gg sans" fo:font-size="12pt" fo:letter-spacing="normal" fo:font-style="normal" fo:font-weight="normal"/>
    </style:style>
    <style:style style:name="T2" style:family="text">
      <style:text-properties fo:font-variant="normal" fo:text-transform="none" style:font-name="gg sans" fo:font-size="12pt" fo:letter-spacing="normal" fo:font-style="normal" fo:font-weight="normal"/>
    </style:style>
    <style:style style:name="T3" style:family="text">
      <style:text-properties fo:font-variant="normal" fo:text-transform="none" style:font-name="gg sans" fo:font-size="12pt" fo:letter-spacing="normal" fo:font-style="normal" fo:font-weight="normal" officeooo:rsid="001b6a8f"/>
    </style:style>
    <style:style style:name="T4" style:family="text">
      <style:text-properties fo:font-variant="normal" fo:text-transform="none" style:font-name="gg sans" fo:font-size="12pt" fo:letter-spacing="normal" fo:font-style="normal" fo:font-weight="normal" officeooo:rsid="001bc6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 </text:span><text:span text:style-name="T3">was infront </text:span><text:span text:style-name="T2"><text:s/>you today as a member of an activist group that advocates for the preservation of human. Today, I want to talk to you about the dangers of implanting microchips into human brains, a practice that we firmly believe must be stopped.</text:span></text:p>
      <text:p text:style-name="P1"><text:span text:style-name="T2"/></text:p>
      <text:p text:style-name="P1"><text:span text:style-name="T2">First and foremost, the idea of implanting a microchip into a human brain raises serious ethical concerns. By doing so, we would be </text:span><text:span text:style-name="T4">break</text:span><text:span text:style-name="T2"> the lines between man and machine, and fundamentally altering what it means to be human. Furthermore, the thought of having our innermost thoughts and feelings constantly monitored and analyzed by outside parties is a violation of our basic human rights and privacy.</text:span></text:p>
      <text:p text:style-name="P1"><text:span text:style-name="T2"/></text:p>
      <text:p text:style-name="P1"><text:span text:style-name="T2">Additionally, there are also practical concerns about the implications of brain implants. For example, if a microchip were to malfunction, the consequences could be severe and even life-threatening. Moreover, the technology is still in its infancy, and we have no way of knowing the long-term effects that it would have on the human brain. </text:span></text:p>
      <text:p text:style-name="P1"><text:span text:style-name="T2"/></text:p>
      <text:p text:style-name="P1"><text:span text:style-name="T2">Furthermore, the potential for abuse of such technology is enormous. Governments and corporations could use brain implants to control and manipulate individuals. </text:span></text:p>
      <text:p text:style-name="P1"><text:span text:style-name="T2"/></text:p>
      <text:p text:style-name="P1"><text:span text:style-name="T2">I understand that some may argue that brain implants could have benefits, such as treating neurological disorders or enhancing human capabilities. However, the risks and ethical concerns far outweigh any potential benefits. </text:span></text:p>
      <text:p text:style-name="P1"><text:span text:style-name="T2"/></text:p>
      <text:p text:style-name="P1"><text:span text:style-name="T2">In conclusion, I urge you to join us in our fight against the invasive and dangerous practice of implanting microchips into human brains. Let us work together to preserve the autonomy and privacy of human beings, and to ensure that we remain in control of our own minds and bodies. Thank you.</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6T23:35:41.706000000</meta:creation-date>
    <dc:date>2023-01-16T23:55:16.755000000</dc:date>
    <meta:editing-duration>PT9M24S</meta:editing-duration>
    <meta:editing-cycles>1</meta:editing-cycles>
    <meta:document-statistic meta:table-count="0" meta:image-count="0" meta:object-count="0" meta:page-count="1" meta:paragraph-count="6" meta:word-count="270" meta:character-count="1668" meta:non-whitespace-character-count="1399"/>
    <meta:generator>LibreOffice/7.2.2.2$Windows_X86_64 LibreOffice_project/02b2acce88a210515b4a5bb2e46cbfb63fe97d56</meta:generator>
  </office:meta>
</office:document-meta>
</file>